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able_20_Contents">
      <style:text-properties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able_20_Contents" style:list-style-name="L1">
      <style:text-properties style:language-asian="ja" style:country-asian="JP"/>
    </style:style>
    <style:style style:name="P4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5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5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Text_20_body">
      <style:paragraph-properties fo:margin-top="0cm" fo:margin-bottom="0cm" fo:line-height="179%" style:writing-mode="lr-tb"/>
    </style:style>
    <style:style style:name="P65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6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fo:font-weight="normal" style:font-style-asian="normal" style:font-weight-asian="normal" style:font-weight-complex="normal"/>
    </style:style>
    <style:style style:name="T21" style:family="text">
      <style:text-properties fo:font-weight="normal" style:language-asian="ja" style:country-asian="JP" style:font-style-asian="normal" style:font-weight-asian="normal" style:font-weight-complex="normal"/>
    </style:style>
    <style:style style:name="T22" style:family="text">
      <style:text-properties fo:font-weight="normal" style:font-weight-complex="normal"/>
    </style:style>
    <style:style style:name="T23" style:family="text">
      <style:text-properties style:font-weight-complex="normal"/>
    </style:style>
    <style:style style:name="T24" style:family="text">
      <style:text-properties style:font-weight-asian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3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3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3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3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3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3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3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3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3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3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3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3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3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3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3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3">８：００－１７：００</text:p>
            <text:p text:style-name="P23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3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3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3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3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3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3">８：００－１７：３０</text:p>
            <text:p text:style-name="P23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3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3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3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3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3">８：３０－１７：３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3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3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3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3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3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3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3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3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3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3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3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3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3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3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3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3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3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3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3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3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3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3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3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3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3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3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3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3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3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3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3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3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3">７：３０－１７：００</text:p>
            <text:p text:style-name="P23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3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3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3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3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3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3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3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3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3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3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3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3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3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3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3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3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3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3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3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3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3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3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3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3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3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3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3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3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3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6168654630220948092" text:style-name="L1">
              <text:list-item>
                <text:p text:style-name="P40">昨日のお電話のとおり、残業をつけます。</text:p>
              </text:list-item>
              <text:list-item>
                <text:p text:style-name="P40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0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3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3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3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3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3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3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3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3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3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3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3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3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3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3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3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3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3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3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3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3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3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3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3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3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3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3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3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3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3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3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3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3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3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3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3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3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3">日報は、中根さん（藤沢）がサインをもらってくれ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3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3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3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3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9">1</text:p>
          </table:table-cell>
          <table:table-cell table:style-name="表34.A1" office:value-type="string">
            <text:p text:style-name="P29">作業日</text:p>
          </table:table-cell>
          <table:table-cell table:style-name="表34.C1" office:value-type="string">
            <text:p text:style-name="P31">4/2 木曜日</text:p>
          </table:table-cell>
        </table:table-row>
        <table:table-row>
          <table:table-cell table:style-name="表34.A2" office:value-type="string">
            <text:p text:style-name="P29">2</text:p>
          </table:table-cell>
          <table:table-cell table:style-name="表34.A2" office:value-type="string">
            <text:p text:style-name="P29">発注者</text:p>
          </table:table-cell>
          <table:table-cell table:style-name="表34.C2" office:value-type="string">
            <text:p text:style-name="P31">テクノキャリア（扶桑電気）</text:p>
          </table:table-cell>
        </table:table-row>
        <table:table-row>
          <table:table-cell table:style-name="表34.A2" office:value-type="string">
            <text:p text:style-name="P29">3</text:p>
          </table:table-cell>
          <table:table-cell table:style-name="表34.A2" office:value-type="string">
            <text:p text:style-name="P29">工事件名</text:p>
          </table:table-cell>
          <table:table-cell table:style-name="表34.C2" office:value-type="string">
            <text:p text:style-name="P31">こぶしえん新築工事</text:p>
          </table:table-cell>
        </table:table-row>
        <table:table-row>
          <table:table-cell table:style-name="表34.A2" office:value-type="string">
            <text:p text:style-name="P29">4</text:p>
          </table:table-cell>
          <table:table-cell table:style-name="表34.A2" office:value-type="string">
            <text:p text:style-name="P29">作業時間</text:p>
          </table:table-cell>
          <table:table-cell table:style-name="表34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34.A2" office:value-type="string">
            <text:p text:style-name="P29">5</text:p>
          </table:table-cell>
          <table:table-cell table:style-name="表34.A2" office:value-type="string">
            <text:p text:style-name="P29">備考</text:p>
          </table:table-cell>
          <table:table-cell table:style-name="表34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list xml:id="list222796170201062756" text:style-name="L2">
        <text:list-item>
          <text:p text:style-name="P55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0">4/10（金）</text:p>
          </table:table-cell>
          <table:table-cell table:style-name="表35.B1" office:value-type="string">
            <text:p text:style-name="P30">4/11（土）</text:p>
          </table:table-cell>
        </table:table-row>
        <table:table-row>
          <table:table-cell table:style-name="表35.A2" office:value-type="string">
            <text:p text:style-name="P28">○</text:p>
          </table:table-cell>
          <table:table-cell table:style-name="表3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6">期間</text:p>
          </table:table-cell>
          <table:table-cell table:style-name="表37.B1" office:value-type="string">
            <text:p text:style-name="P27"><text:s text:c="2"/>2020.3.30(月) ~ 2020.4.5(日)</text:p>
          </table:table-cell>
        </table:table-row>
        <table:table-row>
          <table:table-cell table:style-name="表37.A2" office:value-type="string">
            <text:p text:style-name="P24">合計</text:p>
          </table:table-cell>
          <table:table-cell table:style-name="表37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2">作業希望日を</text:span>提出します。</text:p>
      <text:p text:style-name="P10">よろしくお願いします。</text:p>
      <text:p text:style-name="P37">（みなさん元気ですか）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4"><text:span text:style-name="T17">② </text:span><text:span text:style-name="T21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0">4/17（金）</text:p>
          </table:table-cell>
          <table:table-cell table:style-name="表41.B1" office:value-type="string">
            <text:p text:style-name="P30">4/18（土）</text:p>
          </table:table-cell>
        </table:table-row>
        <text:soft-page-break/>
        <table:table-row>
          <table:table-cell table:style-name="表41.A2" office:value-type="string">
            <text:p text:style-name="P28">○</text:p>
          </table:table-cell>
          <table:table-cell table:style-name="表41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<text:span text:style-name="T23">作業希望日</text:span>】 2020<text:span text:style-name="T24">.4.13(</text:span>月<text:span text:style-name="T24">) ~ 2020.4.19(</text:span>日<text:span text:style-name="T24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9">1</text:p>
          </table:table-cell>
          <table:table-cell table:style-name="表40.A1" office:value-type="string">
            <text:p text:style-name="P29">作業日</text:p>
          </table:table-cell>
          <table:table-cell table:style-name="表40.C1" office:value-type="string">
            <text:p text:style-name="P31">4/24 金曜日</text:p>
          </table:table-cell>
        </table:table-row>
        <table:table-row>
          <table:table-cell table:style-name="表40.A2" office:value-type="string">
            <text:p text:style-name="P29">2</text:p>
          </table:table-cell>
          <table:table-cell table:style-name="表40.A2" office:value-type="string">
            <text:p text:style-name="P29">発注者</text:p>
          </table:table-cell>
          <table:table-cell table:style-name="表40.C2" office:value-type="string">
            <text:p text:style-name="P31">ホクシン設備</text:p>
          </table:table-cell>
        </table:table-row>
        <table:table-row>
          <table:table-cell table:style-name="表40.A2" office:value-type="string">
            <text:p text:style-name="P29">3</text:p>
          </table:table-cell>
          <table:table-cell table:style-name="表40.A2" office:value-type="string">
            <text:p text:style-name="P29">工事件名</text:p>
          </table:table-cell>
          <table:table-cell table:style-name="表40.C2" office:value-type="string">
            <text:p text:style-name="P31">新高円寺プロジェクト</text:p>
          </table:table-cell>
        </table:table-row>
        <table:table-row>
          <table:table-cell table:style-name="表40.A2" office:value-type="string">
            <text:p text:style-name="P29">4</text:p>
          </table:table-cell>
          <table:table-cell table:style-name="表40.A2" office:value-type="string">
            <text:p text:style-name="P29">作業時間</text:p>
          </table:table-cell>
          <table:table-cell table:style-name="表40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0.A2" office:value-type="string">
            <text:p text:style-name="P29">5</text:p>
          </table:table-cell>
          <table:table-cell table:style-name="表40.A2" office:value-type="string">
            <text:p text:style-name="P29">備考</text:p>
          </table:table-cell>
          <table:table-cell table:style-name="表40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0">4/30（金）</text:p>
          </table:table-cell>
          <table:table-cell table:style-name="表42.B1" office:value-type="string">
            <text:p text:style-name="P30">5/1（土）</text:p>
          </table:table-cell>
        </table:table-row>
        <table:table-row>
          <table:table-cell table:style-name="表42.A2" office:value-type="string">
            <text:p text:style-name="P28">○</text:p>
          </table:table-cell>
          <table:table-cell table:style-name="表4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期間</text:p>
          </table:table-cell>
          <table:table-cell table:style-name="表43.B1" office:value-type="string">
            <text:p text:style-name="P27"><text:s text:c="2"/>2020.4.20(月) ~ 2020.4.26(日)</text:p>
          </table:table-cell>
        </table:table-row>
        <table:table-row>
          <table:table-cell table:style-name="表43.A2" office:value-type="string">
            <text:p text:style-name="P24">合計</text:p>
          </table:table-cell>
          <table:table-cell table:style-name="表43.B2" office:value-type="string">
            <text:p text:style-name="P25"><text:s/>￥838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0">5/8（金）</text:p>
          </table:table-cell>
          <table:table-cell table:style-name="表45.B1" office:value-type="string">
            <text:p text:style-name="P30">5/9（土）</text:p>
          </table:table-cell>
        </table:table-row>
        <table:table-row>
          <table:table-cell table:style-name="表45.A2" office:value-type="string">
            <text:p text:style-name="P28">○</text:p>
          </table:table-cell>
          <table:table-cell table:style-name="表45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4">.5.4(</text:span>月<text:span text:style-name="T24">) ~ 2020.5.10(</text:span>日<text:span text:style-name="T24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0">5/15（金）</text:p>
          </table:table-cell>
          <table:table-cell table:style-name="表44.B1" office:value-type="string">
            <text:p text:style-name="P30">5/16（土）</text:p>
          </table:table-cell>
        </table:table-row>
        <text:soft-page-break/>
        <table:table-row>
          <table:table-cell table:style-name="表44.A2" office:value-type="string">
            <text:p text:style-name="P28">○</text:p>
          </table:table-cell>
          <table:table-cell table:style-name="表44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4">.5.11(</text:span>月<text:span text:style-name="T24">) ~ 2020.5.17(</text:span>日<text:span text:style-name="T24">)</text:span></text:p>
      <text:p text:style-name="P13"/>
      <text:p text:style-name="P13">[<office:annotation office:name="__Annotation__4307_1668087087"><dc:creator>iwabuchi ken</dc:creator><dc:date>2020-05-09T08:00:38.84</dc:date><text:p text:style-name="P67"><text:span text:style-name="T25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9">1</text:p>
          </table:table-cell>
          <table:table-cell table:style-name="表46.A1" office:value-type="string">
            <text:p text:style-name="P29">作業日</text:p>
          </table:table-cell>
          <table:table-cell table:style-name="表46.A1" office:value-type="string">
            <text:p text:style-name="P31">5/11 月曜日</text:p>
          </table:table-cell>
          <table:table-cell table:style-name="表46.D1" office:value-type="string">
            <text:p text:style-name="P31">5/12 火曜日</text:p>
          </table:table-cell>
        </table:table-row>
        <table:table-row>
          <table:table-cell table:style-name="表46.A2" office:value-type="string">
            <text:p text:style-name="P29">2</text:p>
          </table:table-cell>
          <table:table-cell table:style-name="表46.A2" office:value-type="string">
            <text:p text:style-name="P29">発注者</text:p>
          </table:table-cell>
          <table:table-cell table:style-name="表46.A2" office:value-type="string">
            <text:p text:style-name="P31">経塚工業株式会社（三井住友建設）</text:p>
          </table:table-cell>
          <table:table-cell table:style-name="表46.D2" office:value-type="string">
            <text:p text:style-name="P31">経塚工業株式会社（三井住友建設）</text:p>
          </table:table-cell>
        </table:table-row>
        <table:table-row>
          <table:table-cell table:style-name="表46.A2" office:value-type="string">
            <text:p text:style-name="P29">3</text:p>
          </table:table-cell>
          <table:table-cell table:style-name="表46.A2" office:value-type="string">
            <text:p text:style-name="P29">工事件名</text:p>
          </table:table-cell>
          <table:table-cell table:style-name="表46.A2" office:value-type="string">
            <text:p text:style-name="P31">箕輪町計画I敷地</text:p>
          </table:table-cell>
          <table:table-cell table:style-name="表46.D2" office:value-type="string">
            <text:p text:style-name="P31">箕輪町計画I敷地</text:p>
          </table:table-cell>
        </table:table-row>
        <table:table-row>
          <table:table-cell table:style-name="表46.A2" office:value-type="string">
            <text:p text:style-name="P29">4</text:p>
          </table:table-cell>
          <table:table-cell table:style-name="表46.A2" office:value-type="string">
            <text:p text:style-name="P29">作業時間</text:p>
          </table:table-cell>
          <table:table-cell table:style-name="表46.A2" office:value-type="string">
            <text:p text:style-name="P31">８：００－１７：００</text:p>
            <text:p text:style-name="P31">（定時）</text:p>
          </table:table-cell>
          <table:table-cell table:style-name="表46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6.A2" office:value-type="string">
            <text:p text:style-name="P29">5</text:p>
          </table:table-cell>
          <table:table-cell table:style-name="表46.A2" office:value-type="string">
            <text:p text:style-name="P29">備考</text:p>
          </table:table-cell>
          <table:table-cell table:style-name="表46.A2" office:value-type="string">
            <text:p text:style-name="P31">-</text:p>
          </table:table-cell>
          <table:table-cell table:style-name="表46.D2" office:value-type="string">
            <text:p text:style-name="P31"/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0">5/22（金）</text:p>
          </table:table-cell>
          <table:table-cell table:style-name="表47.B1" office:value-type="string">
            <text:p text:style-name="P30">5/23（土）</text:p>
          </table:table-cell>
        </table:table-row>
        <table:table-row>
          <table:table-cell table:style-name="表47.A2" office:value-type="string">
            <text:p text:style-name="P28">○</text:p>
          </table:table-cell>
          <table:table-cell table:style-name="表47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期間</text:p>
          </table:table-cell>
          <table:table-cell table:style-name="表48.B1" office:value-type="string">
            <text:p text:style-name="P27"><text:s text:c="2"/>2020.5.11(月) ~ 2020.5.17(日)</text:p>
          </table:table-cell>
        </table:table-row>
        <table:table-row>
          <table:table-cell table:style-name="表48.A2" office:value-type="string">
            <text:p text:style-name="P24">合計</text:p>
          </table:table-cell>
          <table:table-cell table:style-name="表48.B2" office:value-type="string">
            <text:p text:style-name="P25"><text:s/>￥1,004 円</text:p>
          </table:table-cell>
        </table:table-row>
      </table:table>
      <text:p text:style-name="P39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0">5/29（金）</text:p>
          </table:table-cell>
          <table:table-cell table:style-name="表50.B1" office:value-type="string">
            <text:p text:style-name="P30">5/30（土）</text:p>
          </table:table-cell>
        </table:table-row>
        <table:table-row>
          <table:table-cell table:style-name="表50.A2" office:value-type="string">
            <text:p text:style-name="P28">○</text:p>
          </table:table-cell>
          <table:table-cell table:style-name="表50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作業希望日】 2020<text:span text:style-name="T24">.5.25(</text:span>月<text:span text:style-name="T24">) ~ 2020.5.31(</text:span>日<text:span text:style-name="T24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9">1</text:p>
          </table:table-cell>
          <table:table-cell table:style-name="表49.A1" office:value-type="string">
            <text:p text:style-name="P29">作業日</text:p>
          </table:table-cell>
          <table:table-cell table:style-name="表49.C1" office:value-type="string">
            <text:p text:style-name="P31">5/29 金曜日</text:p>
          </table:table-cell>
        </table:table-row>
        <table:table-row>
          <table:table-cell table:style-name="表49.A2" office:value-type="string">
            <text:p text:style-name="P29">2</text:p>
          </table:table-cell>
          <table:table-cell table:style-name="表49.A2" office:value-type="string">
            <text:p text:style-name="P29">発注者</text:p>
          </table:table-cell>
          <table:table-cell table:style-name="表49.C2" office:value-type="string">
            <text:p text:style-name="P31">テクノキャリア（XXX）</text:p>
          </table:table-cell>
        </table:table-row>
        <table:table-row>
          <table:table-cell table:style-name="表49.A2" office:value-type="string">
            <text:p text:style-name="P29">3</text:p>
          </table:table-cell>
          <table:table-cell table:style-name="表49.A2" office:value-type="string">
            <text:p text:style-name="P29">工事件名</text:p>
          </table:table-cell>
          <table:table-cell table:style-name="表49.C2" office:value-type="string">
            <text:p text:style-name="P31">こぶしえん</text:p>
          </table:table-cell>
        </table:table-row>
        <table:table-row>
          <table:table-cell table:style-name="表49.A2" office:value-type="string">
            <text:p text:style-name="P29">4</text:p>
          </table:table-cell>
          <table:table-cell table:style-name="表49.A2" office:value-type="string">
            <text:p text:style-name="P29">作業時間</text:p>
          </table:table-cell>
          <table:table-cell table:style-name="表49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9.A2" office:value-type="string">
            <text:p text:style-name="P29">5</text:p>
          </table:table-cell>
          <table:table-cell table:style-name="表49.A2" office:value-type="string">
            <text:p text:style-name="P29">備考</text:p>
          </table:table-cell>
          <table:table-cell table:style-name="表49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0">6/5（金）</text:p>
          </table:table-cell>
          <table:table-cell table:style-name="表51.B1" office:value-type="string">
            <text:p text:style-name="P30">6/6（土）</text:p>
          </table:table-cell>
        </table:table-row>
        <table:table-row>
          <table:table-cell table:style-name="表51.A2" office:value-type="string">
            <text:p text:style-name="P28">○</text:p>
          </table:table-cell>
          <table:table-cell table:style-name="表51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期間</text:p>
          </table:table-cell>
          <table:table-cell table:style-name="表52.B1" office:value-type="string">
            <text:p text:style-name="P27"><text:s text:c="2"/>2020.5.25(月) ~ 2020.5.31(日)</text:p>
          </table:table-cell>
        </table:table-row>
        <table:table-row>
          <table:table-cell table:style-name="表52.A2" office:value-type="string">
            <text:p text:style-name="P24">合計</text:p>
          </table:table-cell>
          <table:table-cell table:style-name="表52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>@@@</text:p>
      <text:p text:style-name="P5"/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9">1</text:p>
          </table:table-cell>
          <table:table-cell table:style-name="表53.A1" office:value-type="string">
            <text:p text:style-name="P29">作業日</text:p>
          </table:table-cell>
          <table:table-cell table:style-name="表53.C1" office:value-type="string">
            <text:p text:style-name="P31">6/XX XX曜日</text:p>
          </table:table-cell>
        </table:table-row>
        <table:table-row>
          <table:table-cell table:style-name="表53.A2" office:value-type="string">
            <text:p text:style-name="P29">2</text:p>
          </table:table-cell>
          <table:table-cell table:style-name="表53.A2" office:value-type="string">
            <text:p text:style-name="P29">発注者</text:p>
          </table:table-cell>
          <table:table-cell table:style-name="表53.C2" office:value-type="string">
            <text:p text:style-name="P31">XXX（XXX）</text:p>
          </table:table-cell>
        </table:table-row>
        <table:table-row>
          <table:table-cell table:style-name="表53.A2" office:value-type="string">
            <text:p text:style-name="P29">3</text:p>
          </table:table-cell>
          <table:table-cell table:style-name="表53.A2" office:value-type="string">
            <text:p text:style-name="P29">工事件名</text:p>
          </table:table-cell>
          <table:table-cell table:style-name="表53.C2" office:value-type="string">
            <text:p text:style-name="P31">XXX</text:p>
          </table:table-cell>
        </table:table-row>
        <table:table-row>
          <table:table-cell table:style-name="表53.A2" office:value-type="string">
            <text:p text:style-name="P29">4</text:p>
          </table:table-cell>
          <table:table-cell table:style-name="表53.A2" office:value-type="string">
            <text:p text:style-name="P29">作業時間</text:p>
          </table:table-cell>
          <table:table-cell table:style-name="表53.C2" office:value-type="string">
            <text:p text:style-name="P31">８：００－XX：００</text:p>
            <text:p text:style-name="P31"><text:soft-page-break/>（定時）</text:p>
          </table:table-cell>
        </table:table-row>
        <table:table-row>
          <table:table-cell table:style-name="表53.A2" office:value-type="string">
            <text:p text:style-name="P29">5</text:p>
          </table:table-cell>
          <table:table-cell table:style-name="表53.A2" office:value-type="string">
            <text:p text:style-name="P29">備考</text:p>
          </table:table-cell>
          <table:table-cell table:style-name="表53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5.XX(</text:span><text:span text:style-name="T8">月</text:span><text:span text:style-name="T9">) ~ 2020.5.XX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0">6/XX（金）</text:p>
          </table:table-cell>
          <table:table-cell table:style-name="表54.B1" office:value-type="string">
            <text:p text:style-name="P30">6/XX（土）</text:p>
          </table:table-cell>
        </table:table-row>
        <table:table-row>
          <table:table-cell table:style-name="表54.A2" office:value-type="string">
            <text:p text:style-name="P28">○</text:p>
          </table:table-cell>
          <table:table-cell table:style-name="表54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6">期間</text:p>
          </table:table-cell>
          <table:table-cell table:style-name="表55.B1" office:value-type="string">
            <text:p text:style-name="P27"><text:s text:c="2"/>2020.6.XX(月) ~ 2020.6.XX(日)</text:p>
          </table:table-cell>
        </table:table-row>
        <table:table-row>
          <table:table-cell table:style-name="表55.A2" office:value-type="string">
            <text:p text:style-name="P24">合計</text:p>
          </table:table-cell>
          <table:table-cell table:style-name="表55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9">1</text:p>
          </table:table-cell>
          <table:table-cell table:style-name="表36.A1" office:value-type="string">
            <text:p text:style-name="P29">作業日</text:p>
          </table:table-cell>
          <table:table-cell table:style-name="表36.C1" office:value-type="string">
            <text:p text:style-name="P31">6/XX XX曜日</text:p>
          </table:table-cell>
        </table:table-row>
        <table:table-row>
          <table:table-cell table:style-name="表36.A2" office:value-type="string">
            <text:p text:style-name="P29">2</text:p>
          </table:table-cell>
          <table:table-cell table:style-name="表36.A2" office:value-type="string">
            <text:p text:style-name="P29">発注者</text:p>
          </table:table-cell>
          <table:table-cell table:style-name="表36.C2" office:value-type="string">
            <text:p text:style-name="P31">XXX（XXX）</text:p>
          </table:table-cell>
        </table:table-row>
        <table:table-row>
          <table:table-cell table:style-name="表36.A2" office:value-type="string">
            <text:p text:style-name="P29">3</text:p>
          </table:table-cell>
          <table:table-cell table:style-name="表36.A2" office:value-type="string">
            <text:p text:style-name="P29">工事件名</text:p>
          </table:table-cell>
          <table:table-cell table:style-name="表36.C2" office:value-type="string">
            <text:p text:style-name="P31">XXX</text:p>
          </table:table-cell>
        </table:table-row>
        <table:table-row>
          <table:table-cell table:style-name="表36.A2" office:value-type="string">
            <text:p text:style-name="P29">4</text:p>
          </table:table-cell>
          <table:table-cell table:style-name="表36.A2" office:value-type="string">
            <text:p text:style-name="P29">作業時間</text:p>
          </table:table-cell>
          <table:table-cell table:style-name="表36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36.A2" office:value-type="string">
            <text:p text:style-name="P29">5</text:p>
          </table:table-cell>
          <table:table-cell table:style-name="表36.A2" office:value-type="string">
            <text:p text:style-name="P29">備考</text:p>
          </table:table-cell>
          <table:table-cell table:style-name="表36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5.XX(</text:span><text:span text:style-name="T8">月</text:span><text:span text:style-name="T9">) ~ 2020.5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ext:soft-page-break/>
        <table:table-row>
          <table:table-cell table:style-name="表38.A1" office:value-type="string">
            <text:p text:style-name="P30">6/XX（金）</text:p>
          </table:table-cell>
          <table:table-cell table:style-name="表38.B1" office:value-type="string">
            <text:p text:style-name="P30">6/XX（土）</text:p>
          </table:table-cell>
        </table:table-row>
        <table:table-row>
          <table:table-cell table:style-name="表38.A2" office:value-type="string">
            <text:p text:style-name="P28">○</text:p>
          </table:table-cell>
          <table:table-cell table:style-name="表38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6">期間</text:p>
          </table:table-cell>
          <table:table-cell table:style-name="表39.B1" office:value-type="string">
            <text:p text:style-name="P27"><text:s text:c="2"/>2020.6.XX(月) ~ 2020.6.XX(日)</text:p>
          </table:table-cell>
        </table:table-row>
        <table:table-row>
          <table:table-cell table:style-name="表39.A2" office:value-type="string">
            <text:p text:style-name="P24">合計</text:p>
          </table:table-cell>
          <table:table-cell table:style-name="表3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3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3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3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3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<text:soft-page-break/>/ ------------------------------------------- [TEMPLATE] 20200224_13s1644 /</text:p>
      <text:p text:style-name="P5"/>
      <text:p text:style-name="P4">-------------------------------------------------------- [STEPS] 20190602_101421</text:p>
      <text:list xml:id="list6394481073960195445" text:style-name="L3">
        <text:list-item>
          <text:p text:style-name="P65">image file</text:p>
          <text:list>
            <text:list-item>
              <text:p text:style-name="P65">copy to : C:\WORKS_2\WS\WS_Others\towa_corpo</text:p>
            </text:list-item>
            <text:list-item>
              <text:p text:style-name="P65">change → file name</text:p>
            </text:list-item>
            <text:list-item>
              <text:p text:style-name="P65">DUP</text:p>
            </text:list-item>
            <text:list-item>
              <text:p text:style-name="P65">open the orig with paint</text:p>
            </text:list-item>
            <text:list-item>
              <text:p text:style-name="P65">change size → 25 % (<office:annotation office:name="__Annotation__14902_534617985"><dc:creator>iwabuchi ken</dc:creator><dc:date>2020-02-03T15:01:30.91</dc:date><text:p text:style-name="P67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65">close paint</text:p>
            </text:list-item>
          </text:list>
        </text:list-item>
        <text:list-item>
          <text:p text:style-name="P66">email<text:span text:style-name="T19"> </text:span><text:span text:style-name="T18">###</text:span></text:p>
          <text:list>
            <text:list-item>
              <text:p text:style-name="P66">C – N (new mail)</text:p>
            </text:list-item>
            <text:list-item>
              <text:p text:style-name="P66">attach image file</text:p>
            </text:list-item>
            <text:list-item>
              <text:p text:style-name="P66">open in-mail image file</text:p>
            </text:list-item>
            <text:list-item>
              <text:p text:style-name="P66">validate</text:p>
              <text:list>
                <text:list-item>
                  <text:p text:style-name="P66">終了時刻</text:p>
                </text:list-item>
                <text:list-item>
                  <text:p text:style-name="P66">職長サイン</text:p>
                </text:list-item>
              </text:list>
            </text:list-item>
          </text:list>
        </text:list-item>
        <text:list-item>
          <text:p text:style-name="P65">doc</text:p>
          <text:list>
            <text:list-item>
              <text:p text:style-name="P65">prev lines → DUP</text:p>
            </text:list-item>
            <text:list-item>
              <text:p text:style-name="P65">enter data</text:p>
              <text:list>
                <text:list-item>
                  <text:p text:style-name="P66">作業について</text:p>
                  <text:list>
                    <text:list-item>
                      <text:p text:style-name="P65">作業日</text:p>
                    </text:list-item>
                    <text:list-item>
                      <text:p text:style-name="P65">発注者</text:p>
                    </text:list-item>
                    <text:list-item>
                      <text:p text:style-name="P65">工事件名</text:p>
                    </text:list-item>
                    <text:list-item>
                      <text:p text:style-name="P66">作業時間</text:p>
                    </text:list-item>
                  </text:list>
                </text:list-item>
                <text:list-item>
                  <text:p text:style-name="P66">タイトル文字列</text:p>
                </text:list-item>
              </text:list>
            </text:list-item>
          </text:list>
        </text:list-item>
        <text:list-item>
          <text:p text:style-name="P50"><text:soft-page-break/>email</text:p>
          <text:list>
            <text:list-item>
              <text:p text:style-name="P50">C/P</text:p>
              <text:list>
                <text:list-item>
                  <text:p text:style-name="P51">本文</text:p>
                </text:list-item>
                <text:list-item>
                  <text:p text:style-name="P50">subject</text:p>
                </text:list-item>
              </text:list>
            </text:list-item>
            <text:list-item>
              <text:p text:style-name="P50">validate</text:p>
              <text:list>
                <text:list-item>
                  <text:p text:style-name="P65">作業日</text:p>
                </text:list-item>
                <text:list-item>
                  <text:p text:style-name="P65">発注者</text:p>
                </text:list-item>
                <text:list-item>
                  <text:p text:style-name="P65">工事件名</text:p>
                </text:list-item>
                <text:list-item>
                  <text:p text:style-name="P66">作業時間</text:p>
                </text:list-item>
              </text:list>
            </text:list-item>
            <text:list-item>
              <text:p text:style-name="P51">F6 (“To”) → “yoko” &gt; Ret</text:p>
            </text:list-item>
            <text:list-item>
              <text:p text:style-name="P51">C – Ret (send)</text:p>
            </text:list-item>
            <text:list-item>
              <text:p text:style-name="P51">review → sent mail</text:p>
              <text:list>
                <text:list-item>
                  <text:p text:style-name="P51">送信先</text:p>
                </text:list-item>
                <text:list-item>
                  <text:p text:style-name="P51">日付</text:p>
                  <text:list>
                    <text:list-item>
                      <text:p text:style-name="P51">日報に書いた日付</text:p>
                    </text:list-item>
                    <text:list-item>
                      <text:p text:style-name="P51">メールの「件名」の日付（日報のそれと同じか？）</text:p>
                    </text:list-item>
                  </text:list>
                </text:list-item>
                <text:list-item>
                  <text:p text:style-name="P51">サイン</text:p>
                  <text:list>
                    <text:list-item>
                      <text:p text:style-name="P51">職長</text:p>
                    </text:list-item>
                    <text:list-item>
                      <text:p text:style-name="P51">発注者</text:p>
                    </text:list-item>
                  </text:list>
                </text:list-item>
                <text:list-item>
                  <text:p text:style-name="P51">時間</text:p>
                  <text:list>
                    <text:list-item>
                      <text:p text:style-name="P51">開始</text:p>
                    </text:list-item>
                    <text:list-item>
                      <text:p text:style-name="P5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doc</text:p>
          <text:list>
            <text:list-item>
              <text:p text:style-name="P51">move → “@@@” string</text:p>
            </text:list-item>
          </text:list>
        </text:list-item>
      </text:list>
      <text:p text:style-name="P38"/>
      <text:p text:style-name="P3">/-------------------------------------------------------- [/STEPS] 20190602_101421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5-30T17:10:39.69</dc:date>
    <dc:creator>iwabuchi ken</dc:creator>
    <meta:editing-duration>PT11H9M51S</meta:editing-duration>
    <meta:editing-cycles>75</meta:editing-cycles>
    <meta:generator>OpenOffice/4.1.3$Win32 OpenOffice.org_project/413m1$Build-9783</meta:generator>
    <meta:document-statistic meta:table-count="55" meta:image-count="0" meta:object-count="0" meta:page-count="33" meta:paragraph-count="1263" meta:word-count="6497" meta:character-count="13996"/>
  </office:meta>
</office:document-meta>
</file>